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fo:font-weight="bold" officeooo:rsid="0004b3f7" officeooo:paragraph-rsid="0004b3f7" style:font-weight-asian="bold" style:font-weight-complex="bold"/>
    </style:style>
    <style:style style:name="P2" style:family="paragraph" style:parent-style-name="Standard">
      <style:text-properties style:font-name="Nimbus Mono L" fo:font-weight="bold" officeooo:rsid="00050360" officeooo:paragraph-rsid="00050360" style:font-weight-asian="bold" style:font-weight-complex="bold"/>
    </style:style>
    <style:style style:name="P3" style:family="paragraph" style:parent-style-name="Standard">
      <style:text-properties style:font-name="Nimbus Mono L" fo:font-weight="bold" officeooo:rsid="0005c527" officeooo:paragraph-rsid="0005c527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'''Write a python program to print the age of a person. Input is two dates and have to consider leap years also to calculate the age. <text:s text:c="2"/>The output should contain, Years, Months and Days. Sample Input and Output Input: Birth Date: 01.02.1982 Today: 07.02.2023 Output: 41 Years, 7 Days Input: Birth Date: 21.05.1962 Today: 07.02.2023 Output: 60 Years, 8 Months and 18 Days'''</text:p>
      <text:p text:style-name="P1"/>
      <text:p text:style-name="P1">birthdate=input("Enter your birthdate")</text:p>
      <text:p text:style-name="P1">today=input("Enter today's date")</text:p>
      <text:p text:style-name="P1"/>
      <text:p text:style-name="P1">birthdate=birthdate.split(".")</text:p>
      <text:p text:style-name="P1">today=today.split(".")</text:p>
      <text:p text:style-name="P1"/>
      <text:p text:style-name="P1">day1=int(birthdate[0])</text:p>
      <text:p text:style-name="P1">day2=int(today[0])</text:p>
      <text:p text:style-name="P1"/>
      <text:p text:style-name="P1">month1=int(birthdate[1])</text:p>
      <text:p text:style-name="P1">month2=int(today[1])</text:p>
      <text:p text:style-name="P1"/>
      <text:p text:style-name="P1">year1=int(birthdate[2])</text:p>
      <text:p text:style-name="P1">year2=int(today[2])</text:p>
      <text:p text:style-name="P1"/>
      <text:p text:style-name="P1">years=year2-year1-1</text:p>
      <text:p text:style-name="P1"/>
      <text:p text:style-name="P1">days=(12-month1)*30+(30-day1) + (month2-1)*30+day2</text:p>
      <text:p text:style-name="P1"/>
      <text:p text:style-name="P1">months=days//30</text:p>
      <text:p text:style-name="P1">days=days%30</text:p>
      <text:p text:style-name="P1"/>
      <text:p text:style-name="P1">if months&gt;12:</text:p>
      <text:p text:style-name="P1"><text:tab/>years+=months//12</text:p>
      <text:p text:style-name="P1"><text:tab/>months=months%12</text:p>
      <text:p text:style-name="P1"/>
      <text:p text:style-name="P1">for i in range(year1,year2+1):</text:p>
      <text:p text:style-name="P1"><text:tab/>if i%4==0 and i%100!=0:</text:p>
      <text:p text:style-name="P1"><text:tab/><text:tab/>days+=1</text:p>
      <text:p text:style-name="P1"><text:tab/>if i%100==0 and i%400==0:</text:p>
      <text:p text:style-name="P1"><text:tab/><text:tab/>days+=1</text:p>
      <text:p text:style-name="P1"><text:tab/>else:</text:p>
      <text:p text:style-name="P1"><text:tab/><text:tab/>days+=0</text:p>
      <text:p text:style-name="P1"/>
      <text:p text:style-name="P1">print("You are ",years,"years",months ," months",days," days old")</text:p>
      <text:p text:style-name="P1"/>
      <text:p text:style-name="P1">Test cases:</text:p>
      <text:p text:style-name="P1"/>
      <text:p text:style-name="P1">5a@wpl-13:~/midterm$ python3 age.py</text:p>
      <text:p text:style-name="P1">Enter your birthdate7.11.2004</text:p>
      <text:p text:style-name="P1">Enter today's date7.2.2023</text:p>
      <text:p text:style-name="P1">You are <text:s/>18 years 3 <text:s/>months 5 <text:s/>days old</text:p>
      <text:p text:style-name="P1"/>
      <text:p text:style-name="P1"><text:soft-page-break/>5a@wpl-13:~/midterm$ python3 age.py</text:p>
      <text:p text:style-name="P1">Enter your birthdate16.6.2000</text:p>
      <text:p text:style-name="P1">Enter today's date17.2.2023</text:p>
      <text:p text:style-name="P1">You are <text:s/>22 years 8 <text:s/>months 7 <text:s/>days old</text:p>
      <text:p text:style-name="P1">5a@wpl-13:~/midterm$ </text:p>
      <text:p text:style-name="P1"/>
      <text:p text:style-name="P3">5a@wpl-13:~/midterm$ python3 age.py</text:p>
      <text:p text:style-name="P3">Enter your birthdate separated by dots12.1.2004</text:p>
      <text:p text:style-name="P3">Enter today's date separated by dots22.4.2022</text:p>
      <text:p text:style-name="P3">You are <text:s/>18 years 3 <text:s/>months 15 <text:s/>days old</text:p>
      <text:p text:style-name="P1"/>
      <text:p text:style-name="P2">'''Write a python program to find the “good” and “bad” words in a given input and it can be string or a sentence. <text:s/>A word is termed as <text:s/>“GOOD”, when it doesn’t have any re-peated characters else <text:s/>“ BAD”. <text:s/>Example: <text:s/>APPLE is a BAD word – character ‘P’ is repeated. Define a function &lt;Find_Type&gt; and store the results in a list if the input is a sentence. Sample Input and Output: Input: <text:s/>Enter the String: <text:s/>GOOD Output: <text:s/>BAD Word Input: <text:s/>Enter the String: <text:s/>GOOD or BAD Output: <text:s/>[BAD, GOOD, GOOD]'''</text:p>
      <text:p text:style-name="P2"/>
      <text:p text:style-name="P2">def find_type(l1,l2):</text:p>
      <text:p text:style-name="P2"><text:tab/>for i in range(0,len(l1)):</text:p>
      <text:p text:style-name="P2"><text:tab/><text:tab/>for j in l1[i]:</text:p>
      <text:p text:style-name="P2"><text:tab/><text:tab/><text:tab/>if l1[i].count(j)&gt;1:</text:p>
      <text:p text:style-name="P2"><text:tab/><text:tab/><text:tab/><text:tab/><text:tab/></text:p>
      <text:p text:style-name="P2"><text:tab/><text:tab/><text:tab/><text:tab/>l2.append("bad")</text:p>
      <text:p text:style-name="P2"><text:tab/><text:tab/><text:tab/><text:tab/>i=i+1</text:p>
      <text:p text:style-name="P2"><text:tab/><text:tab/><text:tab/><text:tab/><text:tab/></text:p>
      <text:p text:style-name="P2"/>
      <text:p text:style-name="P2"/>
      <text:p text:style-name="P2"><text:tab/><text:tab/>l2.append("good")</text:p>
      <text:p text:style-name="P2"><text:tab/>l2.pop()</text:p>
      <text:p text:style-name="P2"><text:tab/>return l2</text:p>
      <text:p text:style-name="P2"/>
      <text:p text:style-name="P2">l2=[]</text:p>
      <text:p text:style-name="P2"/>
      <text:p text:style-name="P2">string=input("Enter the string")</text:p>
      <text:p text:style-name="P2">l1=string.split(" ")</text:p>
      <text:p text:style-name="P2"/>
      <text:p text:style-name="P2">y=find_type(l1,l2)</text:p>
      <text:p text:style-name="P2">print(y)</text:p>
      <text:p text:style-name="P2"/>
      <text:p text:style-name="P2">Test cases:</text:p>
      <text:p text:style-name="P2"/>
      <text:p text:style-name="P2">5a@wpl-13:~/midterm$ python3 goodbad.py</text:p>
      <text:p text:style-name="P2">Enter the string"kill a mocking bird"</text:p>
      <text:p text:style-name="P2">['bad', 'good', 'good', 'good']</text:p>
      <text:p text:style-name="P2">5a@wpl-13:~/midterm$ python3 goodbad.py</text:p>
      <text:p text:style-name="P2">Enter the string"cheese and ice"</text:p>
      <text:p text:style-name="P2">['bad', 'good', 'good']</text:p>
      <text:p text:style-name="P2"><text:soft-page-break/>5a@wpl-13:~/midterm$ </text:p>
      <text:p text:style-name="P1"><text:tab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7T10:56:59.053672522</meta:creation-date>
    <dc:date>2023-02-07T11:37:53.385255798</dc:date>
    <meta:editing-duration>PT30M4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66" meta:word-count="315" meta:character-count="2383" meta:non-whitespace-character-count="2066"/>
  </office:meta>
</office:document-meta>
</file>